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text-properties fo:font-size="14pt" style:font-size-asian="14pt" style:font-size-complex="14pt"/>
    </style:style>
    <style:style style:name="P3" style:family="paragraph" style:parent-style-name="Text_20_body">
      <style:text-properties fo:font-size="14pt" officeooo:paragraph-rsid="0013e015" style:font-size-asian="14pt" style:font-size-complex="14pt"/>
    </style:style>
    <style:style style:name="P4" style:family="paragraph" style:parent-style-name="Text_20_body">
      <style:text-properties fo:font-size="14pt" officeooo:paragraph-rsid="0015560f" style:font-size-asian="14pt" style:font-size-complex="14pt"/>
    </style:style>
    <style:style style:name="T1" style:family="text">
      <style:text-properties style:font-name="Times New Roman" style:font-name-asian="Times New Roman2" style:language-asian="ru" style:country-asian="RU" style:font-name-complex="Times New Roman2"/>
    </style:style>
    <style:style style:name="T2" style:family="text">
      <style:text-properties style:font-name="Times New Roman" officeooo:rsid="0013e015" style:font-name-asian="Times New Roman2" style:language-asian="ru" style:country-asian="RU" style:font-name-complex="Times New Roman2"/>
    </style:style>
    <style:style style:name="T3" style:family="text">
      <style:text-properties officeooo:rsid="0013e015"/>
    </style:style>
    <style:style style:name="T4" style:family="text">
      <style:text-properties fo:font-weight="normal" officeooo:rsid="0013e015" style:font-weight-asian="normal" style:font-weight-complex="normal"/>
    </style:style>
    <style:style style:name="T5" style:family="text">
      <style:text-properties fo:font-weight="normal" officeooo:rsid="0014c7d0" style:font-weight-asian="normal" style:font-weight-complex="normal"/>
    </style:style>
    <style:style style:name="T6" style:family="text">
      <style:text-properties fo:font-weight="normal" officeooo:rsid="0015560f" style:font-weight-asian="normal" style:font-weight-complex="normal"/>
    </style:style>
    <style:style style:name="T7" style:family="text">
      <style:text-properties fo:font-weight="normal" style:font-weight-asian="normal" style:font-name-complex="Times New Roman2" style:font-weight-complex="normal"/>
    </style:style>
    <style:style style:name="T8" style:family="text">
      <style:text-properties fo:font-weight="normal" officeooo:rsid="0013e015" style:font-weight-asian="normal" style:font-name-complex="Times New Roman2" style:font-weight-complex="normal"/>
    </style:style>
    <style:style style:name="T9" style:family="text">
      <style:text-properties fo:font-weight="normal" officeooo:rsid="0015560f" style:font-weight-asian="normal" style:font-name-complex="Times New Roman2" style:font-weight-complex="normal"/>
    </style:style>
    <style:style style:name="T10" style:family="text">
      <style:text-properties fo:language="en" fo:country="US" fo:font-weight="normal" style:font-weight-asian="normal" style:font-name-complex="Times New Roman2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5560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Название проекта: </text:span><text:span text:style-name="T7">приложени</text:span><text:span text:style-name="T8">е</text:span><text:span text:style-name="T7">-планировщи</text:span><text:span text:style-name="T8">к</text:span><text:span text:style-name="T7"> «</text:span><text:span text:style-name="T10">To</text:span><text:span text:style-name="T7"> </text:span><text:span text:style-name="T10">Do</text:span><text:span text:style-name="T7">»</text:span></text:p>
      <text:p text:style-name="P2"><text:span text:style-name="T11">Данные команды: </text:span><text:span text:style-name="T3">Петрова Дарья и Сорокина Анастасия</text:span></text:p>
      <text:p text:style-name="P2"><text:span text:style-name="T11">Сроки проекта:</text:span> <text:span text:style-name="T3">не ограничено </text:span></text:p>
      <text:p text:style-name="P2"><text:span text:style-name="T11">Стоимость проекта:</text:span> <text:span text:style-name="T3">без материальных затрат (пока этап разработки)</text:span></text:p>
      <text:p text:style-name="P3"><text:span text:style-name="T11">Аннотация проекта:</text:span> <text:span text:style-name="T1">Создан</text:span><text:span text:style-name="T2">о </text:span><text:span text:style-name="T1">приложения для помощи в организации своих планов или событий, что позволит экономить время и силы.</text:span></text:p>
      <text:p text:style-name="P2"><text:span text:style-name="T11">Актуальность: </text:span><text:span text:style-name="T3">актуален</text:span></text:p>
      <text:p text:style-name="P3"><text:span text:style-name="T11">Идея проекта: </text:span><text:span text:style-name="T1">Создание приложения для помощи в организации своих планов или событий, что позволит экономить время и силы.</text:span></text:p>
      <text:p text:style-name="P1">Описание проекта: <text:span text:style-name="T4">приложение для гаджетов </text:span></text:p>
      <text:p text:style-name="P2"><text:span text:style-name="T11">Миссия, цели и задачи проекта: </text:span><text:span text:style-name="T4">сделать процесс планирования времени более <text:s/>приятным и простым</text:span></text:p>
      <text:p text:style-name="P2"><text:span text:style-name="T11">Основные целевые группы, на которые направлен проект: </text:span><text:span text:style-name="T3">приблизительный возраст: от 15 до 60 лет, люди, использующие гаджеты для планирования времени</text:span></text:p>
      <text:p text:style-name="P3"><text:span text:style-name="T11">Методы реализации проекта: </text:span><text:span text:style-name="T1">Приложение умеет: добавлять и удалять события с датой, показывать события, сортируя по дате (от самого дальнего к самому ближнему), показать отдельно ближайшее событие, удалять все запланированные события, показывать все выполненные события или планы, удалять список выполненных событий или планов, менять внешний вид интерфейса, в зависимости от предпочтений.</text:span></text:p>
      <text:p text:style-name="P1">Анализ конкурентов: <text:span text:style-name="T5">высокий уровень конкуренции</text:span></text:p>
      <text:p text:style-name="P2"><text:span text:style-name="T11">Анализ рисков: </text:span><text:span text:style-name="T4">вероятность невостребованности (более популярные приложения)</text:span></text:p>
      <text:p text:style-name="P1">Календарный план реализации проекта: <text:span text:style-name="T4">зима 2021-2022</text:span></text:p>
      <text:p text:style-name="P2"><text:span text:style-name="T11">Доступные ресурсы: </text:span></text:p>
      <text:p text:style-name="P2"><text:span text:style-name="T11">Смета расходов</text:span><text:span text:style-name="T12">: </text:span><text:span text:style-name="T9">нет материальных расходов</text:span></text:p>
      <text:p text:style-name="P2"><text:span text:style-name="T11">Ожидаемые результаты: </text:span><text:span text:style-name="T5">применение в жизни пользователей</text:span></text:p>
      <text:p text:style-name="P2"><text:span text:style-name="T11">Методы оценки (способы оценки результатов): </text:span><text:span text:style-name="T6">(временно отсутствует) </text:span></text:p>
      <text:p text:style-name="P4"><text:span text:style-name="T11">Опыт работы: </text:span><text:span text:style-name="T6">Петрова Дарья: …, Сорокина Анастасия: 2 года разработки it-проектов </text:span></text:p>
      <text:p text:style-name="P2"><text:span text:style-name="T11">Портфолио команды проекта: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7:01:56.980611432</meta:creation-date>
    <dc:date>2021-11-03T17:26:09.530311640</dc:date>
    <meta:editing-duration>PT23M41S</meta:editing-duration>
    <meta:editing-cycles>4</meta:editing-cycles>
    <meta:generator>LibreOffice/7.2.1.2$Linux_X86_64 LibreOffice_project/20$Build-2</meta:generator>
    <meta:document-statistic meta:table-count="0" meta:image-count="0" meta:object-count="0" meta:page-count="1" meta:paragraph-count="20" meta:word-count="202" meta:character-count="1591" meta:non-whitespace-character-count="1402"/>
  </office:meta>
</office:document-meta>
</file>